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309cm" style:rel-column-width="1876*"/>
    </style:style>
    <style:style style:name="Table3.B" style:family="table-column">
      <style:table-column-properties style:column-width="9.416cm" style:rel-column-width="5338*"/>
    </style:style>
    <style:style style:name="Table3.C" style:family="table-column">
      <style:table-column-properties style:column-width="4.272cm" style:rel-column-width="242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3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6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manejadores de proyectos locales y en red</text:p>
        </text:list-item>
        <text:list-item>
          <text:p text:style-name="P10">Definición inicial del protocolo de comunicación</text:p>
        </text:list-item>
        <text:list-item>
          <text:p text:style-name="P10">Implementación de paquetes básico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C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I<text:span text:style-name="T1">mplementar manejadores de proyectos locales y en red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efinición inicial del protocolo de comunicación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ción de paquetes básicos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6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38:03</meta:creation-date>
    <dc:creator>David Cuadrado</dc:creator>
    <dc:date>2007-02-06T19:02:16</dc:date>
    <dc:language>es-CO</dc:language>
    <meta:editing-cycles>10</meta:editing-cycles>
    <meta:editing-duration>PT11M22S</meta:editing-duration>
    <meta:template xlink:type="simple" xlink:actuate="onRequest" xlink:role="template" xlink:href="../../../../.ooo-2.0/user/template/ktoon_plan_de_iteracion.ott" xlink:title="ktoon_plan_de_iteracion" meta:date="2007-02-06T16:38:0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1" meta:word-count="89" meta:character-count="622"/>
  </office:meta>
</office:document-meta>
</file>